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9138a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248137"/>
    </style:style>
    <style:style style:name="P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/>
    </style:style>
    <style:style style:name="P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1e7fd5" officeooo:paragraph-rsid="0029138a" style:font-weight-asian="normal" style:font-weight-complex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46f3e" officeooo:paragraph-rsid="00346f3e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 style:font-weight-asian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46f3e" officeooo:paragraph-rsid="00346f3e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9138a" style:font-weight-asian="bold" style:font-weight-complex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1e672e" style:font-size-asian="10.5pt" style:font-weight-asian="bold" style:font-size-complex="10.5pt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1" fo:font-size="10.5pt" fo:letter-spacing="normal" fo:font-style="normal" fo:font-weight="normal" officeooo:rsid="002a1549" officeooo:paragraph-rsid="002a1549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officeooo:paragraph-rsid="002fc620"/>
    </style:style>
    <style:style style:name="P15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bold" officeooo:rsid="001e672e" officeooo:paragraph-rsid="002a1549" style:font-weight-asian="bold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2fc620" officeooo:paragraph-rsid="001e672e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46f3e" officeooo:paragraph-rsid="001e672e" style:font-size-asian="10.5pt" style:font-weight-asian="normal" style:font-size-complex="10.5pt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rsid="00346f3e" officeooo:paragraph-rsid="00346f3e" style:font-size-asian="10.5pt" style:font-weight-asian="normal" style:font-size-complex="10.5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style:line-height-at-least="0.2083in" fo:text-align="start" style:justify-single-word="false" fo:widows="1" fo:text-indent="0in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1e672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aef" style:font-weight-asian="bold" style:font-weight-complex="bold"/>
    </style:style>
    <style:style style:name="T3" style:family="text">
      <style:text-properties fo:font-weight="bold" officeooo:rsid="001e672e" style:font-weight-asian="bold" style:font-weight-complex="bold"/>
    </style:style>
    <style:style style:name="T4" style:family="text">
      <style:text-properties officeooo:rsid="001a1aef"/>
    </style:style>
    <style:style style:name="T5" style:family="text">
      <style:text-properties officeooo:rsid="001a1aef" style:font-weight-asian="normal" style:font-weight-complex="normal"/>
    </style:style>
    <style:style style:name="T6" style:family="text">
      <style:text-properties officeooo:rsid="001e672e" style:font-weight-asian="normal" style:font-weight-complex="normal"/>
    </style:style>
    <style:style style:name="T7" style:family="text">
      <style:text-properties officeooo:rsid="001e7fd5" style:font-weight-asian="normal" style:font-weight-complex="normal"/>
    </style:style>
    <style:style style:name="T8" style:family="text">
      <style:text-properties officeooo:rsid="0029138a" style:font-weight-asian="normal" style:font-weight-complex="normal"/>
    </style:style>
    <style:style style:name="T9" style:family="text">
      <style:text-properties style:font-name="Helvetica Neue1"/>
    </style:style>
    <style:style style:name="T10" style:family="text">
      <style:text-properties style:font-name="Helvetica Neue1" fo:font-weight="normal" officeooo:rsid="002fc620" style:font-weight-asian="normal" style:font-weight-complex="normal"/>
    </style:style>
    <style:style style:name="T11" style:family="text">
      <style:text-properties style:font-name="Helvetica Neue1" fo:font-weight="normal" officeooo:rsid="00346f3e" style:font-weight-asian="normal" style:font-weight-complex="normal"/>
    </style:style>
    <style:style style:name="T12" style:family="text">
      <style:text-properties style:font-name="Helvetica Neue1" fo:font-size="10.5pt" fo:font-weight="normal" officeooo:rsid="002fc620" style:font-size-asian="10.5pt" style:font-weight-asian="normal" style:font-size-complex="10.5pt" style:font-weight-complex="normal"/>
    </style:style>
    <style:style style:name="T13" style:family="text">
      <style:text-properties fo:font-variant="normal" fo:text-transform="none" fo:color="#333333" style:font-name="Helvetica Neue" fo:font-size="10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333333" style:font-name="Helvetica Neue" fo:font-size="10.5pt" fo:letter-spacing="normal" fo:font-style="normal" fo:font-weight="bold" officeooo:rsid="001e672e" style:font-weight-asian="bold" style:font-weight-complex="bold"/>
    </style:style>
    <style:style style:name="T15" style:family="text">
      <style:text-properties fo:font-variant="normal" fo:text-transform="none" fo:color="#333333" style:font-name="Helvetica Neue" fo:font-size="10.5pt" fo:letter-spacing="normal" fo:font-style="normal" fo:font-weight="bold" officeooo:rsid="0029138a" style:font-weight-asian="bold" style:font-weight-complex="bold"/>
    </style:style>
    <style:style style:name="T16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17" style:family="text">
      <style:text-properties fo:font-variant="normal" fo:text-transform="none" fo:color="#333333" style:font-name="Helvetica Neue" fo:font-size="10.5pt" fo:letter-spacing="normal" fo:font-style="normal" fo:font-weight="normal" officeooo:rsid="0022b41d"/>
    </style:style>
    <style:style style:name="T18" style:family="text">
      <style:text-properties fo:font-variant="normal" fo:text-transform="none" fo:color="#333333" style:font-name="Helvetica Neue1" fo:font-size="10.5pt" fo:letter-spacing="normal" fo:font-style="normal" fo:font-weight="normal" officeooo:rsid="002fc620" style:font-size-asian="10.5pt" style:font-weight-asian="normal" style:font-size-complex="10.5pt" style:font-weight-complex="normal"/>
    </style:style>
    <style:style style:name="T19" style:family="text">
      <style:text-properties officeooo:rsid="0029138a"/>
    </style:style>
    <style:style style:name="T20" style:family="text">
      <style:text-properties fo:font-weight="normal" officeooo:rsid="002fc620" style:font-weight-asian="normal" style:font-weight-complex="normal"/>
    </style:style>
    <style:style style:name="T21" style:family="text">
      <style:text-properties fo:font-weight="normal" officeooo:rsid="00346f3e" style:font-weight-asian="normal" style:font-weight-complex="normal"/>
    </style:style>
    <style:style style:name="T22" style:family="text">
      <style:text-properties officeooo:rsid="00346f3e"/>
    </style:style>
    <style:style style:name="T23" style:family="text">
      <style:text-properties officeooo:rsid="0036c1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)</text:span><text:span text:style-name="T1"> </text:span><text:span text:style-name="T2">Team Hours:</text:span><text:span text:style-name="T4"> <text:s text:c="2"/>4.5 hrs.</text:span></text:p>
      <text:p text:style-name="P1"/>
      <text:p text:style-name="P9">2) <text:span text:style-name="T19">Features Implemented:</text:span></text:p>
      <text:p text:style-name="P9"/>
      <text:p text:style-name="P4"><text:span text:style-name="T1"><text:tab/>- </text:span><text:span text:style-name="T3">Khalil van Alphen:</text:span></text:p>
      <text:p text:style-name="P6"><text:tab/>A player can press a button to end their turn </text:p>
      <text:p text:style-name="P8"><text:span text:style-name="T9"><text:tab/>GIVEN a player is in game and tournament</text:span><text:line-break/><text:tab/><text:span text:style-name="T9">AND their display is the highest via game rules</text:span><text:line-break/><text:tab/><text:span text:style-name="T9">THEN allow that player to press an "End Turn" button to pass the turn order</text:span> </text:p>
      <text:p text:style-name="P15"><text:tab/></text:p>
      <text:p text:style-name="P8"><text:tab/>A player can press a button to withdraw</text:p>
      <text:p text:style-name="P8"><text:span text:style-name="T9"><text:tab/>GIVEN a player is in game and tournament</text:span><text:line-break/><text:tab/><text:span text:style-name="T9">AND their display is not the highest (as of this turn) via game rules</text:span><text:line-break/><text:tab/><text:span text:style-name="T9">THEN allow that player to press a "Withdraw" button to pass the turn and withdraw from the <text:tab/>tournament</text:span> </text:p>
      <text:p text:style-name="P12"><text:tab/></text:p>
      <text:p text:style-name="P3"/>
      <text:p text:style-name="P4"><text:span text:style-name="T1"><text:tab/>- </text:span><text:span text:style-name="T3">Matthew Pepers:</text:span></text:p>
      <text:p text:style-name="P7"><text:tab/>- <text:span text:style-name="T22">Refactored valid command code</text:span></text:p>
      <text:p text:style-name="P7"><text:tab/><text:tab/>- <text:span text:style-name="T22">used Chain-of-Responsibility Design Pattern</text:span></text:p>
      <text:p text:style-name="P7"><text:tab/></text:p>
      <text:p text:style-name="P7"><text:tab/>- <text:span text:style-name="T23">called prompt method to prompt user for action card options</text:span></text:p>
      <text:p text:style-name="P7"><text:tab/><text:tab/>- <text:span text:style-name="T23">used Command Pattern</text:span></text:p>
      <text:p text:style-name="P7"/>
      <text:p text:style-name="P9"><text:tab/><text:span text:style-name="T20">Player can play an </text:span><text:span text:style-name="T21">Unhorse</text:span><text:span text:style-name="T20"> card</text:span></text:p>
      <text:p text:style-name="P11"><text:span text:style-name="T10"><text:tab/>GIVEN it is the player's turn</text:span><text:span text:style-name="T20"><text:line-break/><text:tab/></text:span><text:span text:style-name="T10">AND they have the Unhorse card in their hand</text:span><text:span text:style-name="T20"><text:line-break/><text:tab/></text:span><text:span text:style-name="T10">AND it the tournament colour is purple</text:span><text:span text:style-name="T20"><text:line-break/><text:tab/></text:span><text:span text:style-name="T10">WHEN they play the Unhorse card and announce a colour (red, blue, or yellow)</text:span><text:span text:style-name="T20"><text:line-break/><text:tab/></text:span><text:span text:style-name="T10">THEN the tournament colour is changed to the colour the player announced</text:span><text:span text:style-name="T20"> </text:span></text:p>
      <text:p text:style-name="P16"/>
      <text:p text:style-name="P11"><text:span text:style-name="T20"><text:tab/></text:span><text:span text:style-name="T21">Player can play a Change Weapon card</text:span></text:p>
      <text:p text:style-name="P11"><text:span text:style-name="T11"><text:tab/>GIVEN it is the player's turn</text:span><text:span text:style-name="T21"><text:line-break/><text:tab/></text:span><text:span text:style-name="T11">AND the player has a Change Weapon card in their hand</text:span><text:span text:style-name="T21"><text:line-break/><text:tab/></text:span><text:span text:style-name="T11">AND the tournament colour is Red, Blue, or Yellow</text:span><text:span text:style-name="T21"><text:line-break/><text:tab/></text:span><text:span text:style-name="T11">WHEN the player plays the Change Weapon card and announces a colour (Red, Blue, or Yellow)</text:span><text:span text:style-name="T21"><text:line-break/><text:tab/></text:span><text:span text:style-name="T11">THEN the tournament colour is changed to the colour the player announced</text:span><text:span text:style-name="T21"> </text:span></text:p>
      <text:p text:style-name="P17"/>
      <text:p text:style-name="P17"><text:tab/>Player can play a Break Lance card</text:p>
      <text:p text:style-name="P11"><text:span text:style-name="T11"><text:tab/>GIVEN it is the player's turn</text:span><text:span text:style-name="T21"><text:line-break/><text:tab/></text:span><text:span text:style-name="T11">AND they have a Break Lance card in their hand</text:span><text:span text:style-name="T21"><text:line-break/><text:tab/></text:span><text:span text:style-name="T11">WHEN they play the Break Lance card and announce an opponent to use it on</text:span><text:span text:style-name="T21"><text:line-break/><text:tab/></text:span><text:span text:style-name="T11">THEN that opponent must discard all Purple cards from their Display</text:span><text:span text:style-name="T21"> </text:span></text:p>
      <text:p text:style-name="P17"/>
      <text:p text:style-name="P17"><text:tab/>Player can play a Riposte card</text:p>
      <text:p text:style-name="P11"><text:soft-page-break/><text:span text:style-name="T11"><text:tab/>GIVEN it is the player's turn</text:span><text:span text:style-name="T21"><text:line-break/><text:tab/></text:span><text:span text:style-name="T11">AND the player has a Riposte card in their hand</text:span><text:span text:style-name="T21"><text:line-break/><text:tab/></text:span><text:span text:style-name="T11">WHEN the player plays the Riposte card and announces a target opponent</text:span><text:span text:style-name="T21"><text:line-break/><text:tab/></text:span><text:span text:style-name="T11">THEN the player takes the last card on the opponent's Display and adds it to the player's Display</text:span><text:span text:style-name="T21"> </text:span></text:p>
      <text:p text:style-name="P17"/>
      <text:p text:style-name="P8"><text:tab/>Player can play a Dodge card</text:p>
      <text:p text:style-name="P11"><text:span text:style-name="T11"><text:tab/>GIVEN it is the player's turn</text:span><text:span text:style-name="T21"><text:line-break/><text:tab/></text:span><text:span text:style-name="T11">AND the player has a Dodge card in their hand</text:span><text:span text:style-name="T21"><text:line-break/><text:tab/></text:span><text:span text:style-name="T11">WHEN the player plays the Dodge card and announces a target opponent</text:span><text:span text:style-name="T21"><text:line-break/><text:tab/></text:span><text:span text:style-name="T11">THEN the player discards any one card from that opponent's Display</text:span><text:span text:style-name="T21"> </text:span></text:p>
      <text:p text:style-name="P17"><text:tab/></text:p>
      <text:p text:style-name="P17"><text:tab/>Player can play a Retreat card</text:p>
      <text:p text:style-name="P11"><text:span text:style-name="T11"><text:tab/>GIVEN it is the player's turn</text:span><text:span text:style-name="T21"><text:line-break/><text:tab/></text:span><text:span text:style-name="T11">AND they have a Retreat card in their hand</text:span><text:span text:style-name="T21"><text:line-break/><text:tab/></text:span><text:span text:style-name="T11">WHEN the they play the Retreat card</text:span><text:span text:style-name="T21"><text:line-break/><text:tab/></text:span><text:span text:style-name="T11">THEN they can take any one card from their Display and put it back in their hand</text:span><text:span text:style-name="T21"> </text:span></text:p>
      <text:p text:style-name="P8"/>
      <text:p text:style-name="P17"><text:tab/>Player can play a Knock Down card</text:p>
      <text:p text:style-name="P14"><text:span text:style-name="T18"><text:tab/>GIVEN it is the player's turn</text:span><text:span text:style-name="T12"><text:line-break/><text:tab/></text:span><text:span text:style-name="T18">AND they have a Knock Down card in their hand</text:span><text:span text:style-name="T12"><text:line-break/><text:tab/></text:span><text:span text:style-name="T18">WHEN they play the Knock Down card and announce a target opponent</text:span><text:span text:style-name="T12"><text:line-break/><text:tab/></text:span><text:span text:style-name="T18">THEN they take one random card from that opponent's hand and add it to their hand</text:span><text:span text:style-name="T12"><text:line-break/><text:tab/></text:span><text:span text:style-name="T18">AND they do not show which card it was to the other opponents</text:span><text:span text:style-name="T12"> </text:span></text:p>
      <text:p text:style-name="P10"/>
      <text:p text:style-name="P10"/>
      <text:p text:style-name="P10"><text:span text:style-name="T19">3</text:span>) <text:span text:style-name="T19">Hours spent (excluding hours in common):</text:span></text:p>
      <text:p text:style-name="P2"><text:span text:style-name="T5"><text:tab/></text:span><text:span text:style-name="T2">- </text:span><text:span text:style-name="T3">Khalil van Alphen:</text:span><text:span text:style-name="T6"> <text:s/>?</text:span><text:span text:style-name="T8">hrs.</text:span><text:span text:style-name="T6"> </text:span></text:p>
      <text:p text:style-name="P2"><text:span text:style-name="T6"><text:tab/></text:span><text:span text:style-name="T3">- Matthew Pepers:</text:span><text:span text:style-name="T6"> <text:s text:c="2"/></text:span><text:span text:style-name="T7">8hrs.</text:span></text:p>
      <text:p text:style-name="P5"/>
      <text:p text:style-name="P5"/>
      <text:p text:style-name="P13"><text:span text:style-name="T15">4</text:span><text:span text:style-name="T14">) </text:span><text:span text:style-name="T13">:</text:span><text:span text:style-name="T16"> <text:s text:c="2"/></text:span><text:span text:style-name="T17">We did about the same amount of work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Helvetica Neue1" svg:font-family="'Helvetica Neue', Helvetica, 'Segoe UI', Arial, freesans, sans-serif, 'Apple Color Emoji', 'Segoe UI Emoji', 'Segoe UI Symbol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5M36S</meta:editing-duration>
    <meta:editing-cycles>22</meta:editing-cycles>
    <meta:generator>LibreOffice/5.1.0.3$Windows_x86 LibreOffice_project/5e3e00a007d9b3b6efb6797a8b8e57b51ab1f737</meta:generator>
    <dc:date>2016-03-20T16:43:53.334000000</dc:date>
    <meta:document-statistic meta:table-count="0" meta:image-count="0" meta:object-count="0" meta:page-count="2" meta:paragraph-count="34" meta:word-count="526" meta:character-count="2847" meta:non-whitespace-character-count="2272"/>
    <meta:user-defined meta:name="Info 1"/>
    <meta:user-defined meta:name="Info 2"/>
    <meta:user-defined meta:name="Info 3"/>
    <meta:user-defined meta:name="Info 4"/>
  </office:meta>
</office:document-meta>
</file>